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0.001cm" fo:margin-left="3.503cm" table:align="left"/>
    </style:style>
    <style:style style:name="Tabela1.A" style:family="table-column">
      <style:table-column-properties style:column-width="5.00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121e25" officeooo:paragraph-rsid="00121e25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paragraph-rsid="001c80e7"/>
    </style:style>
    <style:style style:name="P4" style:family="paragraph" style:parent-style-name="Standard">
      <style:text-properties officeooo:rsid="001e3274" officeooo:paragraph-rsid="001e3274"/>
    </style:style>
    <style:style style:name="P5" style:family="paragraph" style:parent-style-name="Standard">
      <style:text-properties officeooo:rsid="001c80e7" officeooo:paragraph-rsid="001c80e7"/>
    </style:style>
    <style:style style:name="P6" style:family="paragraph" style:parent-style-name="Standard" style:list-style-name="L1">
      <style:text-properties officeooo:rsid="001e3274" officeooo:paragraph-rsid="001e3274"/>
    </style:style>
    <style:style style:name="P7" style:family="paragraph" style:parent-style-name="Standard">
      <style:text-properties officeooo:rsid="001e3274" officeooo:paragraph-rsid="001e3274"/>
    </style:style>
    <style:style style:name="P8" style:family="paragraph" style:parent-style-name="Standard" style:list-style-name="L2">
      <style:text-properties officeooo:rsid="00219942" officeooo:paragraph-rsid="00219942"/>
    </style:style>
    <style:style style:name="P9" style:family="paragraph" style:parent-style-name="Standard" style:list-style-name="L2">
      <style:text-properties officeooo:rsid="0024c65c" officeooo:paragraph-rsid="0024c65c"/>
    </style:style>
    <style:style style:name="P10" style:family="paragraph" style:parent-style-name="Standard" style:list-style-name="L2">
      <style:text-properties officeooo:rsid="00252c19" officeooo:paragraph-rsid="00252c19"/>
    </style:style>
    <style:style style:name="P11" style:family="paragraph" style:parent-style-name="Standard" style:list-style-name="L2">
      <style:text-properties officeooo:rsid="00263e15" officeooo:paragraph-rsid="00263e15"/>
    </style:style>
    <style:style style:name="P12" style:family="paragraph" style:parent-style-name="Standard" style:list-style-name="L2">
      <style:text-properties officeooo:rsid="00263e15" officeooo:paragraph-rsid="002faf8b"/>
    </style:style>
    <style:style style:name="P13" style:family="paragraph" style:parent-style-name="Standard">
      <style:text-properties officeooo:rsid="00263e15" officeooo:paragraph-rsid="002faf8b"/>
    </style:style>
    <style:style style:name="P14" style:family="paragraph" style:parent-style-name="Heading_20_1">
      <style:text-properties officeooo:rsid="001c80e7" officeooo:paragraph-rsid="001c80e7"/>
    </style:style>
    <style:style style:name="P15" style:family="paragraph" style:parent-style-name="Heading_20_2">
      <style:text-properties officeooo:rsid="001c80e7" officeooo:paragraph-rsid="001c80e7"/>
    </style:style>
    <style:style style:name="P16" style:family="paragraph" style:parent-style-name="Table_20_Contents">
      <style:text-properties officeooo:rsid="00311fd9" officeooo:paragraph-rsid="00311fd9"/>
    </style:style>
    <style:style style:name="P17" style:family="paragraph" style:parent-style-name="Table_20_Contents">
      <style:paragraph-properties fo:text-align="center" style:justify-single-word="false"/>
      <style:text-properties officeooo:rsid="00311fd9" officeooo:paragraph-rsid="00311fd9"/>
    </style:style>
    <style:style style:name="T1" style:family="text">
      <style:text-properties officeooo:rsid="001c80e7"/>
    </style:style>
    <style:style style:name="T2" style:family="text">
      <style:text-properties officeooo:rsid="00219942"/>
    </style:style>
    <style:style style:name="T3" style:family="text">
      <style:text-properties officeooo:rsid="0022c85a"/>
    </style:style>
    <style:style style:name="T4" style:family="text">
      <style:text-properties officeooo:rsid="00294871"/>
    </style:style>
    <style:style style:name="T5" style:family="text">
      <style:text-properties officeooo:rsid="002b1a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Introdução</text:h>
      <text:p text:style-name="Standard"/>
      <text:h text:style-name="P15" text:outline-level="2">Cabeçalho</text:h>
      <text:p text:style-name="P3">/*</text:p>
      <text:p text:style-name="P5"><text:s/>*Class: Class OiMundo</text:p>
      <text:p text:style-name="P3"><text:s/>*</text:p>
      <text:p text:style-name="P3"><text:s/>*<text:span text:style-name="T1">Versão: 11</text:span></text:p>
      <text:p text:style-name="P3"><text:s/>*</text:p>
      <text:p text:style-name="P3"><text:s/>*<text:span text:style-name="T1">Data: 22/10/19</text:span></text:p>
      <text:p text:style-name="P3"><text:s/>* </text:p>
      <text:p text:style-name="P3"><text:s/>*<text:span text:style-name="T1">Autor: JoãoMcode</text:span></text:p>
      <text:p text:style-name="P3"><text:s/>*</text:p>
      <text:p text:style-name="P3"><text:s/>*/</text:p>
      <text:p text:style-name="P3"/>
      <text:p text:style-name="P3"/>
      <text:p text:style-name="P4">Quando uma expressão não couber em uma única linha, quebrá-lo de acordo com estes princípios:</text:p>
      <text:list xml:id="list1941801861" text:style-name="L1">
        <text:list-item>
          <text:p text:style-name="P6">Quebre após uma vírgula.</text:p>
        </text:list-item>
        <text:list-item>
          <text:p text:style-name="P6">Quebre antes de um operador.</text:p>
        </text:list-item>
        <text:list-item>
          <text:p text:style-name="P6">Prefiraquebras de nível superior para diminuir o nível-breaks.</text:p>
        </text:list-item>
        <text:list-item>
          <text:p text:style-name="P6">Se as regras acima expostas levarem à um código confuso ou ao código que está esmagado contra a margem direita, apenas coloque 8 espaços em seu lugar.</text:p>
        </text:list-item>
      </text:list>
      <text:h text:style-name="Heading_20_2" text:outline-level="2">Convenção de <text:span text:style-name="T2">nomenclatura</text:span></text:h>
      <text:list xml:id="list2432693079" text:style-name="L2">
        <text:list-item>
          <text:p text:style-name="P9">Packages</text:p>
          <text:list>
            <text:list-item>
              <text:p text:style-name="P8">Nome único.</text:p>
            </text:list-item>
            <text:list-item>
              <text:p text:style-name="P8">Ínicio com letra minúscula.</text:p>
            </text:list-item>
            <text:list-item>
              <text:p text:style-name="P8">Caracteres ASCII.</text:p>
            </text:list-item>
            <text:list-item>
              <text:p text:style-name="P8">Deve ser um <text:span text:style-name="T3">d</text:span>os nomes de domínio de nível superior, atualmente .com, .edu, .gov, .mil, .net, .org, códigos de duas letras identificando os países, tal como especificado na norma ISO 3166, 1981.</text:p>
            </text:list-item>
          </text:list>
        </text:list-item>
        <text:list-item>
          <text:p text:style-name="P10">Classes – os nomes de classe devem ser substantivos</text:p>
          <text:list>
            <text:list-item>
              <text:p text:style-name="P10">Em maiúsculas e minúscula com a primeira letra de cada palavra interna em maiúscula.</text:p>
            </text:list-item>
            <text:list-item>
              <text:p text:style-name="P10">Tente manter seus nomes de classe simples e descritivo.</text:p>
            </text:list-item>
            <text:list-item>
              <text:p text:style-name="P10">Sempre evite palavras-ligadas, evite todas siglas e abreviaturas, seja semântico.</text:p>
            </text:list-item>
          </text:list>
        </text:list-item>
        <text:list-item>
          <text:p text:style-name="P11">Variáveis</text:p>
          <text:list>
            <text:list-item>
              <text:p text:style-name="P11">Os nomes de variáveis não deem começar com underscore “_” ou sinal de dólar “$” personagens, mesmo que ambos não são permitidos.</text:p>
            </text:list-item>
            <text:list-item>
              <text:p text:style-name="P11">Os nomes de variáveis devem ser curtos, mas significativos. A escolha de um nome variável deve ser mnemônico, isto é, concebidos para indicar ao observador casual a intenção da sua utilização.</text:p>
            </text:list-item>
            <text:list-item>
              <text:p text:style-name="P11">Os nomes comuns para variáveis temporárias são i,j, k, n e para inteiros c,d ,e e para caracteres.</text:p>
            </text:list-item>
          </text:list>
        </text:list-item>
        <text:list-item>
          <text:p text:style-name="P11">Constantes<text:tab/></text:p>
          <text:list>
            <text:list-item>
              <text:p text:style-name="P11"><text:soft-page-break/>Os nomes de variáveis declaradas constantes de classes e de constantes ANSI deve ser todo em letras maiúsculas</text:p>
            </text:list-item>
            <text:list-item>
              <text:p text:style-name="P12">Palavras <text:span text:style-name="T4">compostas devem ser </text:span>separadas por sublinhados “_”</text:p>
              <text:list>
                <text:list-item>
                  <text:p text:style-name="P12"><text:span text:style-name="T5">Const → ocupa espaço de memória</text:span></text:p>
                </text:list-item>
                <text:list-item>
                  <text:p text:style-name="P12"><text:span text:style-name="T5">Define → não ocupa espaço de memória. Ao ser chamado busca o valor que foi definido por ele inicialmente.</text:span></text:p>
                </text:list-item>
              </text:list>
            </text:list-item>
          </text:list>
        </text:list-item>
      </text:list>
      <text:p text:style-name="P13"/>
      <text:p text:style-name="P4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7">Tipo</text:p>
          </table:table-cell>
          <table:table-cell table:style-name="Tabela1.B1" office:value-type="string">
            <text:p text:style-name="P17">Tamanho</text:p>
          </table:table-cell>
        </table:table-row>
        <table:table-row>
          <table:table-cell table:style-name="Tabela1.A2" office:value-type="string">
            <text:p text:style-name="P16">boolean</text:p>
          </table:table-cell>
          <table:table-cell table:style-name="Tabela1.B2" office:value-type="string">
            <text:p text:style-name="P16">1 bit</text:p>
          </table:table-cell>
        </table:table-row>
        <table:table-row>
          <table:table-cell table:style-name="Tabela1.A2" office:value-type="string">
            <text:p text:style-name="P16">byte</text:p>
          </table:table-cell>
          <table:table-cell table:style-name="Tabela1.B2" office:value-type="string">
            <text:p text:style-name="P16">1 byte</text:p>
          </table:table-cell>
        </table:table-row>
        <table:table-row>
          <table:table-cell table:style-name="Tabela1.A2" office:value-type="string">
            <text:p text:style-name="P16">short</text:p>
          </table:table-cell>
          <table:table-cell table:style-name="Tabela1.B2" office:value-type="string">
            <text:p text:style-name="P16">2 byte</text:p>
          </table:table-cell>
        </table:table-row>
        <table:table-row>
          <table:table-cell table:style-name="Tabela1.A2" office:value-type="string">
            <text:p text:style-name="P16">char</text:p>
          </table:table-cell>
          <table:table-cell table:style-name="Tabela1.B2" office:value-type="string">
            <text:p text:style-name="P16">2 byte</text:p>
          </table:table-cell>
        </table:table-row>
        <table:table-row>
          <table:table-cell table:style-name="Tabela1.A2" office:value-type="string">
            <text:p text:style-name="P16">int</text:p>
          </table:table-cell>
          <table:table-cell table:style-name="Tabela1.B2" office:value-type="string">
            <text:p text:style-name="P16">4 byte</text:p>
          </table:table-cell>
        </table:table-row>
        <table:table-row>
          <table:table-cell table:style-name="Tabela1.A2" office:value-type="string">
            <text:p text:style-name="P16">float</text:p>
          </table:table-cell>
          <table:table-cell table:style-name="Tabela1.B2" office:value-type="string">
            <text:p text:style-name="P16">4 byte</text:p>
          </table:table-cell>
        </table:table-row>
        <table:table-row>
          <table:table-cell table:style-name="Tabela1.A2" office:value-type="string">
            <text:p text:style-name="P16">long</text:p>
          </table:table-cell>
          <table:table-cell table:style-name="Tabela1.B2" office:value-type="string">
            <text:p text:style-name="P16">8 byte</text:p>
          </table:table-cell>
        </table:table-row>
        <table:table-row>
          <table:table-cell table:style-name="Tabela1.A2" office:value-type="string">
            <text:p text:style-name="P16">double</text:p>
          </table:table-cell>
          <table:table-cell table:style-name="Tabela1.B2" office:value-type="string">
            <text:p text:style-name="P16">8 byte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21e25" officeooo:paragraph-rsid="00121e25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c80e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Aula 0<text:span text:style-name="MT1">3</text:span> - Introdução ao Java</text:p>
      </style:header>
      <style:footer>
        <text:p text:style-name="MP2"><text:date style:data-style-name="N79" text:date-value="2019-10-23T16:00:50.135924038" text:fixed="true">quarta-feira, 23 de outubro de 2019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5:51:16.256700917</meta:creation-date>
    <dc:date>2019-10-23T16:55:31.797427254</dc:date>
    <meta:editing-duration>PT1H57M56S</meta:editing-duration>
    <meta:editing-cycles>39</meta:editing-cycles>
    <meta:generator>LibreOffice/6.1.5.2$Linux_X86_64 LibreOffice_project/10$Build-2</meta:generator>
    <meta:document-statistic meta:table-count="1" meta:image-count="0" meta:object-count="0" meta:page-count="2" meta:paragraph-count="56" meta:word-count="345" meta:character-count="1932" meta:non-whitespace-character-count="1653"/>
  </office:meta>
</office:document-meta>
</file>